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b220" officeooo:paragraph-rsid="0011b220"/>
    </style:style>
    <style:style style:name="P2" style:family="paragraph" style:parent-style-name="Standard" style:list-style-name="L1">
      <style:text-properties officeooo:rsid="0011b220" officeooo:paragraph-rsid="0011b220"/>
    </style:style>
    <style:style style:name="P3" style:family="paragraph" style:parent-style-name="Standard">
      <style:text-properties officeooo:rsid="0011b220" officeooo:paragraph-rsid="00144a74"/>
    </style:style>
    <style:style style:name="P4" style:family="paragraph" style:parent-style-name="Standard">
      <style:text-properties fo:font-size="14pt" fo:font-weight="bold" officeooo:rsid="0011b220" officeooo:paragraph-rsid="0011b220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11b220" officeooo:paragraph-rsid="0011b220" style:font-weight-asian="bold" style:font-weight-complex="bold"/>
    </style:style>
    <style:style style:name="P6" style:family="paragraph" style:parent-style-name="Standard">
      <style:text-properties fo:font-weight="normal" officeooo:rsid="0011b220" officeooo:paragraph-rsid="0011b220" style:font-weight-asian="normal" style:font-weight-complex="normal"/>
    </style:style>
    <style:style style:name="P7" style:family="paragraph" style:parent-style-name="Standard" style:list-style-name="L8">
      <style:text-properties fo:font-weight="normal" officeooo:rsid="00171bc2" officeooo:paragraph-rsid="00171bc2" style:font-weight-asian="normal" style:font-weight-complex="normal"/>
    </style:style>
    <style:style style:name="P8" style:family="paragraph" style:parent-style-name="Standard" style:list-style-name="L2">
      <style:text-properties officeooo:rsid="00123c43" officeooo:paragraph-rsid="00123c43"/>
    </style:style>
    <style:style style:name="P9" style:family="paragraph" style:parent-style-name="Standard" style:list-style-name="L3">
      <style:text-properties officeooo:paragraph-rsid="0013d9e2"/>
    </style:style>
    <style:style style:name="P10" style:family="paragraph" style:parent-style-name="Standard" style:list-style-name="L4">
      <style:text-properties officeooo:paragraph-rsid="0013d9e2"/>
    </style:style>
    <style:style style:name="P11" style:family="paragraph" style:parent-style-name="Standard" style:list-style-name="L5">
      <style:text-properties officeooo:rsid="00144a74" officeooo:paragraph-rsid="00144a74"/>
    </style:style>
    <style:style style:name="P12" style:family="paragraph" style:parent-style-name="Standard" style:list-style-name="L5">
      <style:text-properties officeooo:paragraph-rsid="00144a74"/>
    </style:style>
    <style:style style:name="P13" style:family="paragraph" style:parent-style-name="Standard" style:list-style-name="L6">
      <style:text-properties officeooo:rsid="0016174c" officeooo:paragraph-rsid="0016174c"/>
    </style:style>
    <style:style style:name="P14" style:family="paragraph" style:parent-style-name="Standard" style:list-style-name="L7">
      <style:text-properties officeooo:paragraph-rsid="00171bc2"/>
    </style:style>
    <style:style style:name="T1" style:family="text">
      <style:text-properties officeooo:rsid="0013d9e2"/>
    </style:style>
    <style:style style:name="T2" style:family="text">
      <style:text-properties officeooo:rsid="00144a74"/>
    </style:style>
    <style:style style:name="T3" style:family="text">
      <style:text-properties officeooo:rsid="00171bc2"/>
    </style:style>
    <style:style style:name="T4" style:family="text">
      <style:text-properties officeooo:rsid="00179c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Final </text:span>Examples:</text:p>
      <text:p text:style-name="P1"/>
      <text:p text:style-name="P5">1. Action Selection:</text:p>
      <text:p text:style-name="P1"/>
      <text:list xml:id="list6790805669115114682" text:style-name="L1">
        <text:list-item>
          <text:p text:style-name="P2">Based on satisfaction drive:</text:p>
        </text:list-item>
        <text:list-item>
          <text:p text:style-name="P2">Based on anticipated appraisal:</text:p>
        </text:list-item>
      </text:list>
      <text:p text:style-name="P1"/>
      <text:p text:style-name="P5">2. Goal Management:</text:p>
      <text:p text:style-name="P1"/>
      <text:list xml:id="list315908506498911548" text:style-name="L2">
        <text:list-item>
          <text:p text:style-name="P8">Choosing between the existing live goals</text:p>
        </text:list-item>
        <text:list-item>
          <text:p text:style-name="P8">Choosing predecessors of the other's goal(s), if there is no more live goals</text:p>
        </text:list-item>
      </text:list>
      <text:p text:style-name="P1"/>
      <text:p text:style-name="P5">3. Adaptation:</text:p>
      <text:p text:style-name="P1"/>
      <text:list xml:id="list6496865696980691216" text:style-name="L3">
        <text:list-item>
          <text:p text:style-name="P9"><text:span text:style-name="T1">Behavioral changes</text:span></text:p>
        </text:list-item>
      </text:list>
      <text:p text:style-name="P1"/>
      <text:p text:style-name="P5">4. Social Regulation:</text:p>
      <text:p text:style-name="P1"/>
      <text:list xml:id="list3395656484535050457" text:style-name="L4">
        <text:list-item>
          <text:p text:style-name="P10"><text:span text:style-name="T1">Conflict resolution</text:span></text:p>
        </text:list-item>
      </text:list>
      <text:p text:style-name="P1"/>
      <text:p text:style-name="P5">5. Alarm:</text:p>
      <text:p text:style-name="P1"/>
      <text:list xml:id="list7535995169135861679" text:style-name="L5">
        <text:list-item>
          <text:p text:style-name="P12"><text:span text:style-name="T2">Corrective actions based on:</text:span></text:p>
          <text:list>
            <text:list-item>
              <text:p text:style-name="P11">Satisfaction drive</text:p>
            </text:list-item>
            <text:list-item>
              <text:p text:style-name="P11">Rapid reaction to external events</text:p>
            </text:list-item>
          </text:list>
        </text:list-item>
      </text:list>
      <text:p text:style-name="P3"/>
      <text:p text:style-name="P5">6. Motivation:</text:p>
      <text:p text:style-name="P1"/>
      <text:list xml:id="list6082078470995078386" text:style-name="L6">
        <text:list-item>
          <text:p text:style-name="P13">To cope with certain problems!!!</text:p>
        </text:list-item>
        <text:list-item>
          <text:p text:style-name="P13">Infer the other's mental state</text:p>
        </text:list-item>
      </text:list>
      <text:p text:style-name="P1"/>
      <text:p text:style-name="P5">7. Attentional Focus:</text:p>
      <text:p text:style-name="P1"/>
      <text:list xml:id="list6357363158714681875" text:style-name="L7">
        <text:list-item>
          <text:p text:style-name="P14"><text:span text:style-name="T3">Shifting focus to the event causing a negative emotion</text:span></text:p>
        </text:list-item>
      </text:list>
      <text:p text:style-name="P1"/>
      <text:p text:style-name="P5">8. Strategic Processing:</text:p>
      <text:p text:style-name="P6"/>
      <text:list xml:id="list4989145357722538635" text:style-name="L8">
        <text:list-item>
          <text:p text:style-name="P7">Internal events</text:p>
        </text:list-item>
        <text:list-item>
          <text:p text:style-name="P7">Should we acknowledge?</text:p>
        </text:list-item>
        <text:list-item>
          <text:p text:style-name="P7">Should we expres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1:11:23.442400833</meta:creation-date>
    <dc:date>2016-05-20T11:32:30.876911838</dc:date>
    <meta:editing-duration>PT17M6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107" meta:character-count="635" meta:non-whitespace-character-count="566"/>
  </office:meta>
</office:document-meta>
</file>